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font-name="Cambria" fo:font-size="12pt" style:font-size-asian="12pt" style:font-size-complex="12pt"/>
    </style:style>
    <style:style style:name="ce5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" office:value-type="string" calcext:value-type="string">
            <text:p>Moneyline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B2]/([.B2]+[.C2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" calcext:value-type="float">
            <text:p>17</text:p>
          </table:table-cell>
          <table:table-cell table:formula="of:=ROUND([.B3]/([.B3]+[.C3]); 3)" office:value-type="float" office:value="0.721" calcext:value-type="float">
            <text:p>0.7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4]/([.B4]+[.C4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5" calcext:value-type="float">
            <text:p>35</text:p>
          </table:table-cell>
          <table:table-cell table:formula="of:=ROUND([.B5]/([.B5]+[.C5]); 3)" office:value-type="float" office:value="0.551" calcext:value-type="float">
            <text:p>0.5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5])" office:value-type="float" office:value="87" calcext:value-type="float">
            <text:p>87</text:p>
          </table:table-cell>
          <table:table-cell table:formula="of:=SUM([.C2:.C5])" office:value-type="float" office:value="52" calcext:value-type="float">
            <text:p>52</text:p>
          </table:table-cell>
          <table:table-cell table:formula="of:=ROUND([.B6]/([.B6]+[.C6]); 3)" office:value-type="float" office:value="0.626" calcext:value-type="float">
            <text:p>0.62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TS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9]/([.B9]+[.C9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formula="of:=ROUND([.B10]/([.B10]+[.C10]); 3)" office:value-type="float" office:value="0.435" calcext:value-type="float">
            <text:p>0.43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1]/([.B11]+[.C11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" calcext:value-type="float">
            <text:p>21</text:p>
          </table:table-cell>
          <table:table-cell table:formula="of:=ROUND([.B12]/([.B12]+[.C12]); 3)" office:value-type="float" office:value="0.727" calcext:value-type="float">
            <text:p>0.7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9:.B12])" office:value-type="float" office:value="83" calcext:value-type="float">
            <text:p>83</text:p>
          </table:table-cell>
          <table:table-cell table:formula="of:=SUM([.C9:.C12])" office:value-type="float" office:value="56" calcext:value-type="float">
            <text:p>56</text:p>
          </table:table-cell>
          <table:table-cell table:formula="of:=ROUND([.B13]/([.B13]+[.C13]); 3)" office:value-type="float" office:value="0.597" calcext:value-type="float">
            <text:p>0.59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/U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6]/([.B16]+[.C16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formula="of:=ROUND([.B17]/([.B17]+[.C17]); 3)" office:value-type="float" office:value="0.508" calcext:value-type="float">
            <text:p>0.5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8]/([.B18]+[.C18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" calcext:value-type="float">
            <text:p>31</text:p>
          </table:table-cell>
          <table:table-cell table:formula="of:=ROUND([.B19]/([.B19]+[.C19]); 3)" office:value-type="float" office:value="0.53" calcext:value-type="float">
            <text:p>0.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16:.B19])" office:value-type="float" office:value="66" calcext:value-type="float">
            <text:p>66</text:p>
          </table:table-cell>
          <table:table-cell table:formula="of:=SUM([.C16:.C19])" office:value-type="float" office:value="61" calcext:value-type="float">
            <text:p>61</text:p>
          </table:table-cell>
          <table:table-cell table:formula="of:=ROUND([.B20]/([.B20]+[.C20]); 3)" office:value-type="float" office:value="0.52" calcext:value-type="float">
            <text:p>0.5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MLB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BA: 2019-02-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FL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HL: 2019-02-21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00-00-00</text:date>, <text:time style:data-style-name="N2" text:time-value="13:40:09.255859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22T13:51:59.383956124</dc:date>
    <meta:editing-duration>PT13M56S</meta:editing-duration>
    <meta:editing-cycles>10</meta:editing-cycles>
    <meta:document-statistic meta:table-count="1" meta:cell-count="76" meta:object-count="0"/>
  </office:meta>
</office:document-meta>
</file>